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TriggerFactoryBean.setStartTime( Date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CronExpression( String cron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StartDelay( long start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FactoryBean.setCalendarName(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JobDetail(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getJobDat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Tim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afterPropertiesSe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ronTrig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JobDataAsMap( Map &lt; String , ? &gt; jobData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MisfireInstruction( int misfire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MisfireInstruction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JobDataMap(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Factory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